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5.883cm"/>
    </style:style>
    <style:style style:name="co7" style:family="table-column">
      <style:table-column-properties fo:break-before="auto" style:column-width="7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6"/>
        <table:table-column table:style-name="co1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ber</text:p>
          </table:table-cell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Pub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Date</text:p>
          </table:table-cell>
          <table:table-cell table:style-name="ce20" office:value-type="string" calcext:value-type="string">
            <text:p>Pub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0-07-10" calcext:value-type="date">
            <text:p>10/07/2010</text:p>
          </table:table-cell>
          <table:table-cell office:value-type="string" calcext:value-type="string">
            <text:p>The Mariner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style-name="ce4" office:value-type="date" office:date-value="2012-03-18" calcext:value-type="date">
            <text:p>18/03/2012</text:p>
          </table:table-cell>
          <table:table-cell table:style-name="ce20" office:value-type="string" calcext:value-type="string">
            <text:p>Becky Morgan’s</text:p>
          </table:table-cell>
          <table:table-cell table:style-name="ce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style-name="ce4" office:value-type="date" office:date-value="2012-05-05" calcext:value-type="date">
            <text:p>05/05/2012</text:p>
          </table:table-cell>
          <table:table-cell table:style-name="ce20" office:value-type="string" calcext:value-type="string">
            <text:p>(Budapest)</text:p>
          </table:table-cell>
          <table:table-cell table:style-name="ce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style-name="ce4" office:value-type="date" office:date-value="2012-05-30" calcext:value-type="date">
            <text:p>30/05/2012</text:p>
          </table:table-cell>
          <table:table-cell table:style-name="ce20" office:value-type="string" calcext:value-type="string">
            <text:p>(Abu Dhabi / Singapore / Sydney)</text:p>
          </table:table-cell>
          <table:table-cell table:style-name="ce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3-02-07" calcext:value-type="date">
            <text:p>07/02/2013</text:p>
          </table:table-cell>
          <table:table-cell office:value-type="string" calcext:value-type="string">
            <text:p>Storm Nightclu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3-07-19" calcext:value-type="date">
            <text:p>19/07/2013</text:p>
          </table:table-cell>
          <table:table-cell office:value-type="string" calcext:value-type="string">
            <text:p>Horseshow 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16" calcext:value-type="date">
            <text:p>16/02/2014</text:p>
          </table:table-cell>
          <table:table-cell office:value-type="string" calcext:value-type="string">
            <text:p>Taafe’s Bar</text:p>
          </table:table-cell>
          <table:table-cell office:value-type="string" calcext:value-type="string">
            <text:p>Galw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loody Stream</text:p>
          </table:table-cell>
          <table:table-cell office:value-type="string" calcext:value-type="string">
            <text:p>How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Station House</text:p>
          </table:table-cell>
          <table:table-cell office:value-type="string" calcext:value-type="string">
            <text:p>Rahe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eachcomber</text:p>
          </table:table-cell>
          <table:table-cell office:value-type="string" calcext:value-type="string">
            <text:p>Killes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Kavanagh’s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MacTurcaill’s</text:p>
          </table:table-cell>
          <table:table-cell office:value-type="string" calcext:value-type="string">
            <text:p>Tara Stree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Bellamy’s</text:p>
          </table:table-cell>
          <table:table-cell office:value-type="string" calcext:value-type="string">
            <text:p>Ballsbrid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reffni Lounge</text:p>
          </table:table-cell>
          <table:table-cell office:value-type="string" calcext:value-type="string">
            <text:p>BlackRo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Finnegan’s</text:p>
          </table:table-cell>
          <table:table-cell office:value-type="string" calcext:value-type="string">
            <text:p>Dalke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Hibernia Inn</text:p>
          </table:table-cell>
          <table:table-cell office:value-type="string" calcext:value-type="string">
            <text:p>B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3" calcext:value-type="date">
            <text:p>23/02/2014</text:p>
          </table:table-cell>
          <table:table-cell office:value-type="string" calcext:value-type="string">
            <text:p>Chaplin’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3-16" calcext:value-type="date">
            <text:p>16/03/2014</text:p>
          </table:table-cell>
          <table:table-cell office:value-type="string" calcext:value-type="string">
            <text:p>(Derry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(Tyrone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O’Donoghue’s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Doheny &amp; Nesbitt’s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37 Dawson Street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Fitzgerald’s</text:p>
          </table:table-cell>
          <table:table-cell office:value-type="string" calcext:value-type="string">
            <text:p>O’Connell Bridge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O’Reilly’s</text:p>
          </table:table-cell>
          <table:table-cell office:value-type="string" calcext:value-type="string">
            <text:p>Tara Street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The Gingerman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4-13" calcext:value-type="date">
            <text:p>13/04/2014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" office:value-type="date" office:date-value="2014-04-13" calcext:value-type="date">
            <text:p>13/04/201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The Ref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Lowry’s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Dublin Supporters Bar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Fibber Magee’s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6-08" calcext:value-type="date">
            <text:p>08/06/2014</text:p>
          </table:table-cell>
          <table:table-cell office:value-type="string" calcext:value-type="string">
            <text:p>Lloyd’s</text:p>
          </table:table-cell>
          <table:table-cell office:value-type="string" calcext:value-type="string">
            <text:p>Amien Street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6-08" calcext:value-type="date">
            <text:p>08/06/2014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7-19" calcext:value-type="date">
            <text:p>19/07/2014</text:p>
          </table:table-cell>
          <table:table-cell office:value-type="string" calcext:value-type="string">
            <text:p>Harbourmaster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cSweeney Arms Hotel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urphy’s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8-26" calcext:value-type="date">
            <text:p>26/08/2014</text:p>
          </table:table-cell>
          <table:table-cell/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Washington Inn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Vicarstown Bar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Sal’s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The Gingerman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Jerpoint Inn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Hara’s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Irishman’s Bar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Loughlin’s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Cunningham’s</text:p>
          </table:table-cell>
          <table:table-cell office:value-type="string" calcext:value-type="string">
            <text:p>Newbridge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Cagney’s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O’Neill’s</text:p>
          </table:table-cell>
          <table:table-cell office:value-type="string" calcext:value-type="string">
            <text:p>Pearse Street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The Cross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12-14" calcext:value-type="date">
            <text:p>14/12/2024</text:p>
          </table:table-cell>
          <table:table-cell/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Kelly’s Cellars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Belfast Central Railway Station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12-14" calcext:value-type="date">
            <text:p>14/12/2024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The Punt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Gleeson’s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Donaghy’s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JB’s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Mother Hughes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The Windmill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5-02-08" calcext:value-type="date">
            <text:p>08/02/2025</text:p>
          </table:table-cell>
          <table:table-cell office:value-type="string" calcext:value-type="string">
            <text:p>O’Raghallaigh’s GFC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Quinn’s</text:p>
          </table:table-cell>
          <table:table-cell office:value-type="string" calcext:value-type="string">
            <text:p>Drumcondra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5-05-31" calcext:value-type="date">
            <text:p>31/05/2015</text:p>
          </table:table-cell>
          <table:table-cell/>
          <table:table-cell office:value-type="string" calcext:value-type="string">
            <text:p>Kennedy’s Drumcondra?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6-06-12" calcext:value-type="date">
            <text:p>12/06/2016</text:p>
          </table:table-cell>
          <table:table-cell office:value-type="string" calcext:value-type="string">
            <text:p>Kitty Kiernan’s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6-08-06" calcext:value-type="date">
            <text:p>06/08/2016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Kehoe’s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eary’s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ational Concert Hall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Hartigan’s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Westcourt Hotel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Grey Goose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Fairgreen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Foley’s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1-29" calcext:value-type="date">
            <text:p>29/01/2017</text:p>
          </table:table-cell>
          <table:table-cell office:value-type="string" calcext:value-type="string">
            <text:p>Scholars Townhouse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ll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Garvey’s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aver’s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7-30" calcext:value-type="date">
            <text:p>30/07/2017</text:p>
          </table:table-cell>
          <table:table-cell office:value-type="string" calcext:value-type="string">
            <text:p>The Thatch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10-07" calcext:value-type="date">
            <text:p>07/10/2017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11-19" calcext:value-type="date">
            <text:p>19/11/2017</text:p>
          </table:table-cell>
          <table:table-cell office:value-type="string" calcext:value-type="string">
            <text:p>Bru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8-01-07" calcext:value-type="date">
            <text:p>07/01/2018</text:p>
          </table:table-cell>
          <table:table-cell office:value-type="string" calcext:value-type="string">
            <text:p>Daniel McNello’s</text:p>
          </table:table-cell>
          <table:table-cell office:value-type="string" calcext:value-type="string">
            <text:p>Iniskeen</text:p>
          </table:table-cell>
          <table:table-cell table:number-columns-repeated="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1-07" calcext:value-type="date">
            <text:p>07/01/2018</text:p>
          </table:table-cell>
          <table:table-cell table:style-name="ce9" office:value-type="string" calcext:value-type="string">
            <text:p>Smyth’s Louth Arms</text:p>
          </table:table-cell>
          <table:table-cell table:style-name="ce9" office:value-type="string" calcext:value-type="string">
            <text:p>Tallanstown</text:p>
          </table:table-cell>
          <table:table-cell table:number-columns-repeated="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2-10" calcext:value-type="date">
            <text:p>10/02/2018</text:p>
          </table:table-cell>
          <table:table-cell table:style-name="ce9" office:value-type="string" calcext:value-type="string">
            <text:p>Matt The Miller’s</text:p>
          </table:table-cell>
          <table:table-cell table:style-name="ce9"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Dylan’s Whiskey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Tynan’s Bridge House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Eden Quay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Gaiety Theatre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innott’s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heehan’s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The Address Connolly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8-06-24" calcext:value-type="date">
            <text:p>24/06/2018</text:p>
          </table:table-cell>
          <table:table-cell office:value-type="string" calcext:value-type="string">
            <text:p>Boyne Rovers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8-07-14" calcext:value-type="date">
            <text:p>14/07/2018</text:p>
          </table:table-cell>
          <table:table-cell office:value-type="string" calcext:value-type="string">
            <text:p>The Hops Bar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The 19<text:span text:style-name="T1">th</text:span></text:p>
          </table:table-cell>
          <table:table-cell office:value-type="string" calcext:value-type="string">
            <text:p>Baltra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Morgan’s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9-01-13" calcext:value-type="date">
            <text:p>13/01/2019</text:p>
          </table:table-cell>
          <table:table-cell office:value-type="string" calcext:value-type="string">
            <text:p>Dooley’s Restaurant</text:p>
          </table:table-cell>
          <table:table-cell office:value-type="string" calcext:value-type="string">
            <text:p>Ardee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9-03-22" calcext:value-type="date">
            <text:p>22/03/2019</text:p>
          </table:table-cell>
          <table:table-cell office:value-type="string" calcext:value-type="string">
            <text:p>Reddan’s</text:p>
          </table:table-cell>
          <table:table-cell office:value-type="string" calcext:value-type="string">
            <text:p>Bettystown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9-08-10" calcext:value-type="date">
            <text:p>10/08/2019</text:p>
          </table:table-cell>
          <table:table-cell office:value-type="string" calcext:value-type="string">
            <text:p>Odd Mollie’s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The Ferryman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Lagoona</text:p>
          </table:table-cell>
          <table:table-cell office:value-type="string" calcext:value-type="string">
            <text:p>IFSC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Gravedigger’s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rian Boru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ernard Shaw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ald Eagle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John Doyle’s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Wiley Fox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Kennedy’s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Lincoln Inn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date" office:date-value="2022-04-21" calcext:value-type="date">
            <text:p>21/04/2022</text:p>
          </table:table-cell>
          <table:table-cell table:style-name="ce9" office:value-type="string" calcext:value-type="string">
            <text:p>Cafe En Seine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Mary’s Bar &amp; Hardware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2-07-10" calcext:value-type="date">
            <text:p>10/07/2022</text:p>
          </table:table-cell>
          <table:table-cell office:value-type="string" calcext:value-type="string">
            <text:p>Trinity Quarter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2-07-17" calcext:value-type="date">
            <text:p>17/07/2022</text:p>
          </table:table-cell>
          <table:table-cell office:value-type="string" calcext:value-type="string">
            <text:p>Seabank House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2-08-01" calcext:value-type="date">
            <text:p>01/08/2022</text:p>
          </table:table-cell>
          <table:table-cell office:value-type="string" calcext:value-type="string">
            <text:p>Moran’s</text:p>
          </table:table-cell>
          <table:table-cell office:value-type="string" calcext:value-type="string">
            <text:p>Mornington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2-09-02" calcext:value-type="date">
            <text:p>02/09/2022</text:p>
          </table:table-cell>
          <table:table-cell office:value-type="string" calcext:value-type="string">
            <text:p>Crosbie’s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Murray’s</text:p>
          </table:table-cell>
          <table:table-cell office:value-type="string" calcext:value-type="string">
            <text:p>O’Connell Street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Toddy’s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Brannigan’s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2-10-14" calcext:value-type="date">
            <text:p>14/10/202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Buzzing Grilbar’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Meizis Un Kanij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Key To Rig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D’arte Restuarant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Medu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Tickerdaze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11-05" calcext:value-type="date">
            <text:p>05/11/2022</text:p>
          </table:table-cell>
          <table:table-cell office:value-type="string" calcext:value-type="string">
            <text:p>Darby’s</text:p>
          </table:table-cell>
          <table:table-cell office:value-type="string" calcext:value-type="string">
            <text:p>Togher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The Mint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Cassidy’s</text:p>
          </table:table-cell>
          <table:table-cell office:value-type="string" calcext:value-type="string">
            <text:p>Westmoreland Street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Pillar Bar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Padraig Pearse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Kilbarrack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orse &amp; Hound</text:p>
          </table:table-cell>
          <table:table-cell office:value-type="string" calcext:value-type="string">
            <text:p>Harristown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Connolly Station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asworks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Grand Canal Dock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andymount House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Merrion Inn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Old Punchbowl</text:p>
          </table:table-cell>
          <table:table-cell office:value-type="string" calcext:value-type="string">
            <text:p>Booterstown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Jack O’Rourke’s</text:p>
          </table:table-cell>
          <table:table-cell office:value-type="string" calcext:value-type="string">
            <text:p>Blackrock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Frank’s Bar</text:p>
          </table:table-cell>
          <table:table-cell office:value-type="string" calcext:value-type="string">
            <text:p>Monkstown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artley’s Bar</text:p>
          </table:table-cell>
          <table:table-cell office:value-type="string" calcext:value-type="string">
            <text:p>Dun Laoighre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reedy Eagle</text:p>
          </table:table-cell>
          <table:table-cell office:value-type="string" calcext:value-type="string">
            <text:p>Sandycove &amp; Glasthule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Igo Inn</text:p>
          </table:table-cell>
          <table:table-cell office:value-type="string" calcext:value-type="string">
            <text:p>Ballybrack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Brady’s</text:p>
          </table:table-cell>
          <table:table-cell office:value-type="string" calcext:value-type="string">
            <text:p>Shankill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3-04-22" calcext:value-type="date">
            <text:p>22/04/2023</text:p>
          </table:table-cell>
          <table:table-cell office:value-type="string" calcext:value-type="string">
            <text:p>The Harbour Bar</text:p>
          </table:table-cell>
          <table:table-cell office:value-type="string" calcext:value-type="string">
            <text:p>Bray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3-05-09" calcext:value-type="date">
            <text:p>09/05/2023</text:p>
          </table:table-cell>
          <table:table-cell office:value-type="string" calcext:value-type="string">
            <text:p>The Orchard</text:p>
          </table:table-cell>
          <table:table-cell office:value-type="string" calcext:value-type="string">
            <text:p>Swords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The Arch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Mrs Crogh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Sheh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County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Brenn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Hayes Hotel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3-11-04" calcext:value-type="date">
            <text:p>04/11/2023</text:p>
          </table:table-cell>
          <table:table-cell office:value-type="string" calcext:value-type="string">
            <text:p>Keogh’s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3-11-05" calcext:value-type="date">
            <text:p>05/11/2023</text:p>
          </table:table-cell>
          <table:table-cell office:value-type="string" calcext:value-type="string">
            <text:p>Levin’s</text:p>
          </table:table-cell>
          <table:table-cell office:value-type="string" calcext:value-type="string">
            <text:p>Clogherhead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Iveagh Gardens Hotel</text:p>
          </table:table-cell>
          <table:table-cell office:value-type="string" calcext:value-type="string">
            <text:p>Harcourt Street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Anseo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Flannery’s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Whelan’s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Long Hall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George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Urban Brewing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Molloy’s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Celt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lunkett’s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Flowing Tide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Briody’s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iper’s Corner</text:p>
          </table:table-cell>
          <table:table-cell office:value-type="string" calcext:value-type="string">
            <text:p>Malborough Street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Ebriu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Bogard’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a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e Lombard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C’est Ma Tournee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Les Brasseur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afe Metteko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4-02-18" calcext:value-type="date">
            <text:p>18/02/2024</text:p>
          </table:table-cell>
          <table:table-cell office:value-type="string" calcext:value-type="string">
            <text:p>Bistrot Airport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Ivy House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Cat &amp; Cage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Auld Triangle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Findlater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Red Parrot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McGrath’s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Lynch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Boyle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The Village Inn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Johnny Mitchell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Duende</text:p>
          </table:table-cell>
          <table:table-cell office:value-type="string" calcext:value-type="string">
            <text:p>Southgate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oyne Valley Hotel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lack Bull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Boyne Rugby Club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Windsor Bar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Jocke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Big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Wee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Kenned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Brazen Head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Lark Inn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John Morrissey’s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Fallon’s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McSorl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Birchall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Humphr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Smyth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Taphouse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Living Room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Frank Ryan’s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McGettigan’s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Delaney’s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Oscar’s</text:p>
          </table:table-cell>
          <table:table-cell office:value-type="string" calcext:value-type="string">
            <text:p>Smithfield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The Oval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lack Sheep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Capel Street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McNeill’s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oar’s Head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Jack Nealon’s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Bath Pub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Beggars Bush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Merry Cobbler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Vintage Inn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Irishtown House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Clarke’s</text:p>
          </table:table-cell>
          <table:table-cell office:value-type="string" calcext:value-type="string">
            <text:p>Irishtown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Oarsman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4-09-07" calcext:value-type="date">
            <text:p>07/09/2024</text:p>
          </table:table-cell>
          <table:table-cell office:value-type="string" calcext:value-type="string">
            <text:p>The Yacht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5" office:value-type="date" office:date-value="2024-09-10" calcext:value-type="date">
            <text:p>10/09/202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The Old Stand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Davy Byrne’s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51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mith’s</text:p>
          </table:table-cell>
          <table:table-cell office:value-type="string" calcext:value-type="string">
            <text:p>Haddington Road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Waterloo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earson’s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Den Bar</text:p>
          </table:table-cell>
          <table:table-cell office:value-type="string" calcext:value-type="string">
            <text:p>Lansdowne Hotel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Maher’s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oner’s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illy’s</text:p>
          </table:table-cell>
          <table:table-cell office:value-type="string" calcext:value-type="string">
            <text:p>Baggott Street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International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Johnny Rush’s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akota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Farrer &amp; Draper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Grogan’s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iss Madden’s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rury Brewing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Green Hen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" office:value-type="date" office:date-value="2024-11-28" calcext:value-type="date">
            <text:p>28/11/2024</text:p>
          </table:table-cell>
          <table:table-cell office:value-type="string" calcext:value-type="string">
            <text:p>Joxer Daly’s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Glynn’s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Delahunty’s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Lord Edward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ull &amp; Castle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Darkey Kelly’s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Oak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Brogan’s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rinity Bar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Voyager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ank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Palace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The Stag’s Head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Dame Lounge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ter’s Pub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ggy’s Bar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Lennan’s Yard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Bad Ass Cafe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Bad Bob’s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Clarence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O’Shea’s Merchant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The Legal Eagle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Sin E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orrison’s Hotel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erchant’s Arch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Ha’penny Bridge Inn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Bison Bar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Bailey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ruxelle’s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Westbury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Hairy Lemon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ar Rua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Dicey’s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McGrattan’s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The Cellar Bar</text:p>
          </table:table-cell>
          <table:table-cell office:value-type="string" calcext:value-type="string">
            <text:p>Merrion Hotel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Shelbourne Hotel Bar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Buswell’s Hotel Bar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Academy Plaza Bar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World’s End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Kilford Arm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Langto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E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Harp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Paris Texa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Syd Harki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Breathnach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O’Gorm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sidy’s Hotel Bar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Wally’s Bar</text:p>
          </table:table-cell>
          <table:table-cell office:value-type="string" calcext:value-type="string">
            <text:p>Hotel St. George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tle Hotel Bar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Hotel 7 Bar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Belvedere Hotel Bar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The Deer’s Head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Clayton Hotel</text:p>
          </table:table-cell>
          <table:table-cell office:value-type="string" calcext:value-type="string">
            <text:p>Burlington Road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O’Brien’s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Suesey Street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Leeson Street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The Grayson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Noctor’s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att The Thresher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Vino Veritas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Peruke &amp; Periwig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The Ivy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ooney’s (formerly Madigan’s)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The Malt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V8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Kenny’s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uggan’s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Parkgate Street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rinity College Bar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Sin Bin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Davenport Hotel Bar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Windjammer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Moss Lane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Dalkey Duck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King’s Inn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oliemore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5-06-26" calcext:value-type="date">
            <text:p>26/06/2025</text:p>
          </table:table-cell>
          <table:table-cell table:style-name="ce9" office:value-type="string" calcext:value-type="string">
            <text:p>Cafe En Seine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Lemon &amp; Duke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Tapped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River Bar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Lowe’s</text:p>
          </table:table-cell>
          <table:table-cell office:value-type="string" calcext:value-type="string">
            <text:p>Dolphin’s Barn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Hideout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Ryan’s The Hogan Stand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Annesley House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Big Tree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Cobblestone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O’Gara’s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Mulligan’s</text:p>
          </table:table-cell>
          <table:table-cell office:value-type="string" calcext:value-type="string">
            <text:p>Stoneybatter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Glimmerman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Walsh’s</text:p>
          </table:table-cell>
          <table:table-cell table:number-columns-repeated="6"/>
        </table:table-row>
        <table:table-row table:style-name="ro1" table:number-rows-repeated="10481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19:31:12.651650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21:05:13.805557928</meta:creation-date>
    <dc:date>2025-08-03T20:21:39.023391088</dc:date>
    <meta:editing-duration>PT24M42S</meta:editing-duration>
    <meta:editing-cycles>5</meta:editing-cycles>
    <meta:generator>LibreOffice/24.2.7.2$Linux_X86_64 LibreOffice_project/420$Build-2</meta:generator>
    <meta:document-statistic meta:table-count="1" meta:cell-count="1283" meta:object-count="0"/>
  </office:meta>
</office:document-meta>
</file>